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fdb" draw:textarea-horizontal-align="justify" draw:textarea-vertical-align="middle" draw:auto-grow-height="false" fo:min-height="2.184cm" fo:min-width="6.231cm"/>
    </style:style>
    <style:style style:name="gr2" style:family="graphic" style:parent-style-name="standard">
      <style:graphic-properties draw:fill-color="#ffefdb" draw:textarea-horizontal-align="justify" draw:textarea-vertical-align="middle" draw:auto-grow-height="false" fo:min-height="2.184cm" fo:min-width="6.011cm"/>
    </style:style>
    <style:style style:name="gr3" style:family="graphic" style:parent-style-name="standard">
      <style:graphic-properties draw:textarea-horizontal-align="justify" draw:textarea-vertical-align="middle" draw:auto-grow-height="false" fo:min-height="1.999cm" fo:min-width="2.823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999cm" fo:min-width="3.982cm"/>
    </style:style>
    <style:style style:name="gr5" style:family="graphic" style:parent-style-name="standard">
      <style:graphic-properties draw:fill-color="#ffefdb" draw:textarea-horizontal-align="justify" draw:textarea-vertical-align="middle" draw:auto-grow-height="false" fo:min-height="1.909cm" fo:min-width="6.23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999cm" fo:min-width="3.982cm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999cm" fo:min-width="3.982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efdb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efdb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6.731cm" svg:height="2.434cm" svg:x="23.362cm" svg:y="11.012cm">
          <text:p text:style-name="P1"><text:span text:style-name="T1">pattern ex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6.511cm" svg:height="2.434cm" svg:x="33.785cm" svg:y="11.033cm">
          <text:p text:style-name="P3"><text:span text:style-name="T1">pattern matching</text:span><text:line-break/>on sentence lev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5.461cm" svg:height="2.248cm" svg:x="2.27cm" svg:y="2.562cm">
          <text:p text:style-name="P1"><text:span text:style-name="T1">Raw</text:span><text:span text:style-name="T1"><text:line-break/></text:span><text:span text:style-name="T1">corpu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4" draw:text-style-name="P5" xml:id="id3" draw:id="id3" draw:layer="layout" svg:width="7.366cm" svg:height="2.248cm" svg:x="19.542cm" svg:y="2.624cm">
          <text:p text:style-name="P5"><text:span text:style-name="T1">Parsed corpus</text:span></text:p>
          <text:p text:style-name="P1"><text:span text:style-name="T2">in conlll forma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2" xml:id="id2" draw:id="id2" draw:layer="layout" svg:width="6.731cm" svg:height="2.159cm" svg:x="10.398cm" svg:y="2.651cm">
          <text:p text:style-name="P1"><text:span text:style-name="T1">dependency</text:span><text:span text:style-name="T1"><text:line-break/></text:span><text:span text:style-name="T1">pars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6" draw:layer="layout" draw:type="line" svg:x1="7.175cm" svg:y1="3.686cm" svg:x2="10.398cm" svg:y2="3.731cm" draw:start-shape="id1" draw:start-glue-point="9" draw:end-shape="id2" draw:end-glue-point="5" svg:d="M7175 3686l3223 45" svg:viewBox="0 0 3224 46">
          <text:p/>
        </draw:connector>
        <draw:connector draw:style-name="gr6" draw:text-style-name="P6" draw:layer="layout" draw:type="line" svg:x1="17.129cm" svg:y1="3.731cm" svg:x2="20.278cm" svg:y2="3.748cm" draw:start-shape="id2" draw:start-glue-point="7" draw:end-shape="id3" draw:end-glue-point="6" svg:d="M17129 3731l3149 17" svg:viewBox="0 0 3150 18">
          <text:p/>
        </draw:connector>
        <draw:custom-shape draw:style-name="gr5" draw:text-style-name="P2" xml:id="id4" draw:id="id4" draw:layer="layout" svg:width="6.731cm" svg:height="2.159cm" svg:x="19.142cm" svg:y="6.461cm">
          <text:p text:style-name="P1"><text:span text:style-name="T1">impor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5" xml:id="id5" draw:id="id5" draw:layer="layout" svg:width="7.366cm" svg:height="2.248cm" svg:x="29.067cm" svg:y="6.434cm">
          <text:p text:style-name="P1"><text:span text:style-name="T2">collection</text:span><text:span text:style-name="T1"><text:line-break/></text:span><text:span text:style-name="T1">sentence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6" draw:text-style-name="P6" draw:layer="layout" draw:type="line" svg:x1="22.475cm" svg:y1="4.872cm" svg:x2="22.508cm" svg:y2="6.461cm" draw:start-shape="id3" draw:start-glue-point="7" draw:end-shape="id4" draw:end-glue-point="4" svg:d="M22475 4872l33 1589" svg:viewBox="0 0 34 1590">
          <text:p/>
        </draw:connector>
        <draw:connector draw:style-name="gr6" draw:text-style-name="P6" draw:layer="layout" draw:type="line" svg:x1="25.873cm" svg:y1="7.541cm" svg:x2="29.803cm" svg:y2="7.558cm" draw:start-shape="id4" draw:start-glue-point="7" draw:end-shape="id5" draw:end-glue-point="6" svg:d="M25873 7541l3930 17" svg:viewBox="0 0 3931 18">
          <text:p/>
        </draw:connector>
        <draw:connector draw:style-name="gr6" draw:text-style-name="P6" draw:layer="layout" draw:type="curve" svg:x1="32.75cm" svg:y1="8.682cm" svg:x2="33.785cm" svg:y2="12.25cm" draw:start-shape="id5" draw:start-glue-point="8" draw:end-shape="id6" draw:end-glue-point="3" svg:d="M32750 8682c0 2379 345 3568 1035 3568" svg:viewBox="0 0 1036 3569">
          <text:p/>
        </draw:connector>
        <draw:connector draw:style-name="gr6" draw:text-style-name="P6" draw:layer="layout" draw:type="curve" svg:x1="37.04cm" svg:y1="11.033cm" svg:x2="35.683cm" svg:y2="7.558cm" draw:start-shape="id6" draw:start-glue-point="0" draw:end-shape="id5" draw:end-glue-point="9" svg:d="M37040 11033c0-2317-452-3475-1357-3475" svg:viewBox="0 0 1358 3476">
          <text:p/>
        </draw:connector>
        <draw:custom-shape draw:style-name="gr8" draw:text-style-name="P5" xml:id="id8" draw:id="id8" draw:layer="layout" svg:width="7.366cm" svg:height="2.248cm" svg:x="29.068cm" svg:y="16.235cm">
          <text:p text:style-name="P1"><text:span text:style-name="T2">collection</text:span><text:span text:style-name="T1"><text:line-break/></text:span><text:span text:style-name="T1">collocation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6" draw:text-style-name="P6" draw:layer="layout" svg:x1="26.727cm" svg:y1="13.446cm" svg:x2="29.804cm" svg:y2="17.359cm" draw:start-shape="id7" draw:start-glue-point="2" draw:end-shape="id8" draw:end-glue-point="6" svg:d="M26727 13446v3913h3077" svg:viewBox="0 0 3078 3914">
          <text:p/>
        </draw:connector>
        <draw:connector draw:style-name="gr6" draw:text-style-name="P6" draw:layer="layout" svg:x1="32.03cm" svg:y1="8.965cm" svg:x2="26.727cm" svg:y2="11.012cm" draw:end-shape="id7" draw:end-glue-point="0" svg:d="M32030 8965v773h-5303v1274" svg:viewBox="0 0 5304 20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ko </meta:initial-creator>
    <meta:creation-date>2018-09-06T18:14:53.045592213</meta:creation-date>
    <dc:date>2018-09-06T18:33:23.435196755</dc:date>
    <dc:creator>Mirko </dc:creator>
    <meta:editing-duration>PT2M</meta:editing-duration>
    <meta:editing-cycles>1</meta:editing-cycles>
    <meta:generator>LibreOffice/6.0.3.2$Linux_X86_64 LibreOffice_project/00m0$Build-2</meta:generator>
    <meta:document-statistic meta:object-count="16"/>
  </office:meta>
</office:document-meta>
</file>